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a963" officeooo:paragraph-rsid="0012a963"/>
    </style:style>
    <style:style style:name="P2" style:family="paragraph" style:parent-style-name="Standard">
      <style:text-properties officeooo:rsid="0014491e" officeooo:paragraph-rsid="0014491e"/>
    </style:style>
    <style:style style:name="P3" style:family="paragraph" style:parent-style-name="Standard">
      <style:paragraph-properties fo:margin-left="0in" fo:margin-right="0in" fo:text-align="start" style:justify-single-word="false" fo:text-indent="0in" style:auto-text-indent="false"/>
      <style:text-properties fo:color="#ff0000" style:font-name="Monospace" fo:font-size="10pt" officeooo:rsid="00190e68" officeooo:paragraph-rsid="0012a963" style:font-size-asian="10pt"/>
    </style:style>
    <style:style style:name="P4" style:family="paragraph" style:parent-style-name="Standard">
      <style:paragraph-properties fo:margin-left="0in" fo:margin-right="0in" fo:text-align="start" style:justify-single-word="false" fo:text-indent="0in" style:auto-text-indent="false"/>
      <style:text-properties fo:color="#ff0000" style:font-name="Monospace" fo:font-size="10pt" officeooo:rsid="0012a963" officeooo:paragraph-rsid="0012a963" style:font-size-asian="10pt"/>
    </style:style>
    <style:style style:name="P5" style:family="paragraph" style:parent-style-name="Standard">
      <style:text-properties officeooo:rsid="0016c00a" officeooo:paragraph-rsid="0016c0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Manual</text:p>
      <text:p text:style-name="P5">Set properties file for each server and client depending upon the IP, Ports, and the location of directory to be shared . By default, upload directory will be looked for file sharing and downloading.</text:p>
      <text:p text:style-name="P1"/>
      <text:p text:style-name="P4">Server</text:p>
      <text:p text:style-name="P2"/>
      <text:p text:style-name="P2">A. start server </text:p>
      <text:p text:style-name="P2">1. Open terminal</text:p>
      <text:p text:style-name="P2">2. Go to the folder P2P_FileSharing</text:p>
      <text:p text:style-name="P2">3. Execute following commands</text:p>
      <text:p text:style-name="P2">ant jarserver</text:p>
      <text:p text:style-name="P2">ant runserver</text:p>
      <text:p text:style-name="P1"/>
      <text:p text:style-name="P2">Server is automated hence no more intervention shall be required</text:p>
      <text:p text:style-name="P2"/>
      <text:p text:style-name="P3">Client <text:s/></text:p>
      <text:p text:style-name="P2"/>
      <text:p text:style-name="P2">1. Open terminal</text:p>
      <text:p text:style-name="P2">2. Go to the folder P2P_FileSharing</text:p>
      <text:p text:style-name="P2">3. Execute following commands</text:p>
      <text:p text:style-name="P2">ant jarclient</text:p>
      <text:p text:style-name="P2">ant runclient </text:p>
      <text:p text:style-name="P2"/>
      <text:p text:style-name="P2">This is a menu driven program which will allow you following operations. </text:p>
      <text:p text:style-name="P2">1. Register file → Select 1 if you want to register multiple files.</text:p>
      <text:p text:style-name="P2"><text:tab/>This will then ask for files you want to register. Specify names of files separated by comma. Spaces are not required.</text:p>
      <text:p text:style-name="P2"><text:tab/>e.g. <text:line-break/><text:tab/>a.txt,.txt,c.txt</text:p>
      <text:p text:style-name="P2"><text:tab/>Enter all the files and they will be registered;</text:p>
      <text:p text:style-name="P2"/>
      <text:p text:style-name="P2">2. Add file → Select 2 if you want to register single file</text:p>
      <text:p text:style-name="P2"><text:tab/>This will then ask for file name you want to register. Enter the file name and it will be registred on server.</text:p>
      <text:p text:style-name="P2"/>
      <text:p text:style-name="P2">3. Register entire directory :<text:line-break/><text:tab/> This is automated option and it will automatically register all the files exixting on your machine in the shared folder. The address of shared folder must be given in properties file.</text:p>
      <text:p text:style-name="P2"><text:tab/>e.g. selfDirectory= upload</text:p>
      <text:p text:style-name="P2"/>
      <text:p text:style-name="P2">4. Delete</text:p>
      <text:p text:style-name="P2"><text:tab/>This allows you to delete your file entry from server. You can use it in case if you no longer wish to share it. Enter the file name and it will be deleted</text:p>
      <text:p text:style-name="P2"/>
      <text:p text:style-name="P2">5. Searching</text:p>
      <text:p text:style-name="P2"><text:tab/>You can search files shared by other peers knowing its name. Enter the name and it will show you on which Peer servers it is shared</text:p>
      <text:p text:style-name="P2"/>
      <text:p text:style-name="P2">6. Download</text:p>
      <text:p text:style-name="P2"><text:soft-page-break/><text:tab/>You can download a file from peer servers if you know the name of file. Enter the file name and it will download the file for you given that, the file exists on Peer server and peer server is running</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3T21:16:52.225197528</meta:creation-date>
    <dc:date>2015-09-23T23:44:32.119656066</dc:date>
    <meta:editing-duration>PT5S</meta:editing-duration>
    <meta:editing-cycles>2</meta:editing-cycles>
    <meta:generator>LibreOffice/4.2.8.2$Linux_X86_64 LibreOffice_project/420m0$Build-2</meta:generator>
    <meta:document-statistic meta:table-count="0" meta:image-count="0" meta:object-count="0" meta:page-count="2" meta:paragraph-count="31" meta:word-count="320" meta:character-count="1782" meta:non-whitespace-character-count="1470"/>
  </office:meta>
</office:document-meta>
</file>